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paragraph-properties fo:break-before="page"/>
      <style:text-properties style:font-name="Ubuntu"/>
    </style:style>
    <style:style style:name="P3" style:family="paragraph" style:parent-style-name="Standard">
      <style:text-properties style:font-name="Ubuntu"/>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e README file (README.odt) for apparatus detail.</text:p>
      <text:p text:style-name="P1"/>
      <text:p text:style-name="P1">Innovator: <text:s/><text:tab/>Benjamin B. Brink <text:s text:c="2"/>email: tekbasse@yahoo.com</text:p>
      <text:p text:style-name="P1"><text:tab/><text:tab/>17600 S. Pacific HWY #20</text:p>
      <text:p text:style-name="P1"><text:tab/><text:tab/>Marylhurst, OR 97036-0020</text:p>
      <text:p text:style-name="P1"><text:tab/><text:tab/>usa</text:p>
      <text:p text:style-name="P1"/>
      <text:p text:style-name="P1"><text:tab/><text:tab/>Place of performance:<text:tab/><text:tab/>residence</text:p>
      <text:p text:style-name="P1"><text:tab/><text:tab/>Employer status: <text:tab/><text:tab/><text:tab/>self-employed (SB)</text:p>
      <text:p text:style-name="P1"><text:tab/><text:tab/>Origin:<text:tab/><text:tab/><text:tab/><text:tab/>self</text:p>
      <text:p text:style-name="P1"><text:tab/><text:tab/>Innovator representative:<text:tab/><text:tab/>self</text:p>
      <text:p text:style-name="P1"><text:tab/><text:tab/>New technology representative: self</text:p>
      <text:p text:style-name="P1">Abstract </text:p>
      <text:p text:style-name="P1"/>
      <text:p text:style-name="P1">This hardware design is a solid-state synchrotron that multiplies an input voltage with each resonating cycle, and is capable of emitting electromagnetic waves at specific sets of frequencies and may emit plasma from a cascade of alternating electromagnetic flux. </text:p>
      <text:p text:style-name="P1"/>
      <text:p text:style-name="P1">Background of the invention</text:p>
      <text:p text:style-name="P1"/>
      <text:p text:style-name="P1">This device was initially conceived in 1981 as a boundary test to reconcile observations of electromagnetic phenomenon with electromagnetic theory. </text:p>
      <text:p text:style-name="P1"/>
      <text:p text:style-name="P1">Section III.D. Test data and source of error.</text:p>
      <text:p text:style-name="P1"/>
      <text:p text:style-name="P1">General conditions</text:p>
      <text:p text:style-name="P1"/>
      <text:p text:style-name="P1">"Garage" tests were performed to help determine proof of concept. <text:s/></text:p>
      <text:p text:style-name="P1"/>
      <text:p text:style-name="P1">Description</text:p>
      <text:p text:style-name="P1"/>
      <text:p text:style-name="P1">An apparatus was built in 2012 with values k=94, k2=1.7, r1= 2.38mm, r2=22.2mm, r3=3.3mm, r4=0.322mm with an induction rod radius of 2.38mm. Apparatus material consisted of low oxygen copper. </text:p>
      <text:p text:style-name="P1"/>
      <text:p text:style-name="P1">Fabrication process</text:p>
      <text:p text:style-name="P1"/>
      <text:p text:style-name="P1">The main ring was made by bending a longer length rod around a uniform circular object, hacksawing the end pieces off, smoothing edges and soldering the main ring end points together using electric solder and a propane torch. <text:s/></text:p>
      <text:p text:style-name="P1"/>
      <text:p text:style-name="P1">Electrical tape was used as a spacer on the outer surface of the main ring between the main and secondary rings. </text:p>
      <text:p text:style-name="P1"/>
      <text:p text:style-name="P1">The secondary rings were made by threading a continuous 22AWG bare copper wire <text:soft-page-break/>around the main ring 94 times and soldering the end points together on the z-axis side of the main ring using common tin based electrical solder. Electrical contact was metal-to-metal surface between the threaded wire loops and the main ring at the z-axis side of the main ring, thereby converting the coil of wire into secondary rings. </text:p>
      <text:p text:style-name="P1"/>
      <text:p text:style-name="P1">All sharp and rough surfaces were carefully smoothed during assembly using a metal file and increasingly fine grain sandpaper and cloth surfaces.</text:p>
      <text:p text:style-name="P1"/>
      <text:p text:style-name="P1">Test setup</text:p>
      <text:p text:style-name="P1"/>
      <text:p text:style-name="P1">An AC signal generator consisted of a 6volt dry lantern battery connected to an open primary circuit of a 40,000volt rated standard oem automobile ignition coil. The 6V battery was expected to deliver a circa 12,500volts peak AC spiked signal, below the threshold for creating corona discharge. This assumes the ignition coil's output voltage is near 40,000 Volts from circa 16 to 18Volt ignition system.</text:p>
      <text:p text:style-name="P1"/>
      <text:p text:style-name="P1">The apparatus' cylindrical inductor was positioned in symmetry with the z-axis and closed the ignition coil's secondary circuit. <text:s/>A shaded 13watt 120VAC red fluorescent light provided dim lighting conditions for operation of test. A DSLR camera was used to record tests.</text:p>
      <text:p text:style-name="P1"/>
      <text:p text:style-name="P1">Test procedure</text:p>
      <text:p text:style-name="P1"/>
      <text:p text:style-name="P1">The camera was triggered via a remote camera shutter trigger switch. The primary circuit was closed by tapping a wire from the primary side of the ignition coil to a 6volt battery lead while the camera shutter was open.</text:p>
      <text:p text:style-name="P1"/>
      <text:p text:style-name="P1">Observations <text:s/></text:p>
      <text:p text:style-name="P1"/>
      <text:p text:style-name="P1">No visual indications noted by direct observation with eyes during test procedure. Review of the DSLR images shows a bright spot emanating from the secondary rings at the solder joint. <text:s/>The bright spot was captured on digital camera using a 3 second f/2.5 exposure on 28 March 2013 at 8:39pm PST. See file: IMG_2962.JPG <text:s text:c="2"/>Five repeat tests did not detect any obvious or overt visual activity.</text:p>
      <text:p text:style-name="P1"/>
      <text:p text:style-name="P1">Analysis</text:p>
      <text:p text:style-name="P1"/>
      <text:p text:style-name="P1">Only RGB frequencies were recorded by the camera. An average sample of the discharge area in the photo compared to the near saturated background shows twice the blue light brightness and four times the green brightness as the background (red light). The blue and green light are not from any other light source. <text:s/>Failure to duplicate the activity may be due to ignition coil feedback dampening the dry battery performance, or too few repeat tests made.</text:p>
      <text:p text:style-name="P1"/>
      <text:p text:style-name="P1"/>
      <text:p text:style-name="P2">Conclusion</text:p>
      <text:p text:style-name="P1"/>
      <text:p text:style-name="P1">The observed bright spot in the photograph is consistent with corona discharge of Nitrogen in air. </text:p>
      <text:p text:style-name="P1"/>
      <text:p text:style-name="P1">Discussion and additional observations</text:p>
      <text:p text:style-name="P1"/>
      <text:p text:style-name="P1">In addition to corona discharge, accelerated material degradation was observed over a few days of momentary testing in the presence of charged water drops from a Kelvin water drop experiment in performed outdoor in daylight. Daylight obscured any visual indication of corona discharge that may have been present. Accelerated material degradation is an expected phenomenon when subjecting low oxygen metals in the presence of electrical potential.</text:p>
      <text:p text:style-name="P1"/>
      <text:p text:style-name="P1">Section VI. Patent status</text:p>
      <text:p text:style-name="P1"/>
      <text:p text:style-name="P1">VI.A. The approximate time period which this innovation was developed: 2012</text:p>
      <text:p text:style-name="P1"/>
      <text:p text:style-name="P1">VI.B. Previous or contemplated publication or public disclosure including dates:</text:p>
      <text:p text:style-name="P1"/>
      <text:p text:style-name="P1">none this century.</text:p>
      <text:p text:style-name="P1"/>
      <text:p text:style-name="P1">VI.C. Questions for software only. (N/A)</text:p>
      <text:p text:style-name="P1"/>
      <text:p text:style-name="P1">VI.D. Development history</text:p>
      <text:p text:style-name="P1"/>
      <text:p text:style-name="P1">VI.D.1. First disclosure to others: 2012</text:p>
      <text:p text:style-name="P1">VI.D.2. First sketch, drawing, logic chart or code: 2012</text:p>
      <text:p text:style-name="P1">VI.D.3. First written description: 2012</text:p>
      <text:p text:style-name="P1">VI.D.4. Completion of first prototype: 2012</text:p>
      <text:p text:style-name="P1">VI.D.5. First successful operational test: 28 March 2013 at 8:39pm PST</text:p>
      <text:p text:style-name="P1">VI.D.6. Contribution of innovators: <text:s/>Liselotte Scheu provided tools and materials.</text:p>
      <text:p text:style-name="P1">VI.D.7. Indicate any past, present, or contemplated government use of the innovation:</text:p>
      <text:p text:style-name="P1"/>
      <text:p text:style-name="P1">unknow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Ubuntu"/>
    </style:style>
    <style:style style:name="MT1" style:family="text"/>
    <style:style style:name="MT2" style:family="text">
      <style:text-properties style:text-underline-style="solid" style:text-underline-width="auto" style:text-underline-color="font-color"/>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Solid State Synchrotron<text:tab/><text:tab/><text:tab/><text:tab/><text:tab/><text:tab/><text:tab/>p<text:page-number text:select-page="current">3</text:page-number> of <text:page-count>3</text:page-count> on <text:date style:data-style-name="N84" text:date-value="2013-05-20T14:47:50.99" text:fixed="true">2013-05-20</text:date></text:p>
        <text:p text:style-name="MP1">file: PRIOR-ART-PROOF-OF-CONCEPT.odt<text:tab/><text:tab/>Copyright (c) 2012 Benjamin B. Brink</text:p>
        <text:p text:style-name="MP1">Licensed under the TAPR Open Hardware License (<text:a xlink:type="simple" xlink:href="http://www.tapr.org/OHL">www.tapr.org/OHL</text:a>) and </text:p>
        <text:p text:style-name="MP1"><text:span text:style-name="MT2">GNU General Public License version 3 ( </text:span><text:a xlink:type="simple" xlink:href="http://www.gnu.org/licenses"><text:span text:style-name="MT2">http://www.gnu.org/licenses</text:span></text:a><text:span text:style-name="MT2"> )<text:tab/><text:tab/><text:tab/><text:tab/></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1:38:00</meta:creation-date>
    <dc:date>2013-05-20T21:16:29</dc:date>
    <meta:editing-duration>P2DT13H46M24S</meta:editing-duration>
    <meta:editing-cycles>152</meta:editing-cycles>
    <meta:generator>LibreOffice/3.5$Linux_x86 LibreOffice_project/350m1$Build-2</meta:generator>
    <dc:creator>Benjamin Brink</dc:creator>
    <meta:document-statistic meta:table-count="0" meta:image-count="0" meta:object-count="0" meta:page-count="3" meta:paragraph-count="55" meta:word-count="817" meta:character-count="5355" meta:non-whitespace-character-count="4534"/>
  </office:meta>
</office:document-meta>
</file>